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C000000B201597289C13B8DED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greyscale" draw:luminance="5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8.5cm" svg:x="1cm" svg:y="1cm">
          <draw:image xlink:href="Pictures/10000000000010C000000B201597289C13B8DED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1">
      <style:graphic-properties svg:stroke-color="#000000" draw:fill="none"/>
    </style:style>
    <style:style style:name="Default_5f_2_5f_4_5f_1_5f_1" style:display-name="Default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_5f_1" style:display-name="Default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_5f_1" style:display-name="Object without fill_2_2_1_1" style:family="graphic" style:parent-style-name="Default_5f_2_5f_4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23T10:51:38.525721692</dc:date>
    <meta:editing-duration>PT3H1M16S</meta:editing-duration>
    <meta:editing-cycles>49</meta:editing-cycles>
    <meta:generator>LibreOffice/7.1.5.2$Linux_X86_64 LibreOffice_project/10$Build-2</meta:generator>
    <dc:creator>Alexander Refsum Jensenius</dc:creator>
    <meta:document-statistic meta:object-count="1"/>
  </office:meta>
</office:document-meta>
</file>